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3c8e"/>
    </style:style>
    <style:style style:name="T1" style:family="text">
      <style:text-properties officeooo:rsid="000e3c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antwortlich für den Inhalt der Seite<text:line-break/><text:line-break/><text:span text:style-name="T1">Andreas Voelk</text:span></text:p>
      <text:p text:style-name="P1"><text:span text:style-name="T1">Müggelstraße 30</text:span></text:p>
      <text:p text:style-name="P1"><text:span text:style-name="T1">10247 Berlin</text:span><text:line-break/><text:line-break/><text:span text:style-name="T1">+49 17681916034</text:span><text:line-break/><text:span text:style-name="T1">irrlichtproductions@gmail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09:27:51.095000000</meta:creation-date>
    <dc:date>2019-05-07T09:28:35.264000000</dc:date>
    <meta:editing-duration>PT44S</meta:editing-duration>
    <meta:editing-cycles>1</meta:editing-cycles>
    <meta:document-statistic meta:table-count="0" meta:image-count="0" meta:object-count="0" meta:page-count="1" meta:paragraph-count="3" meta:word-count="15" meta:character-count="128" meta:non-whitespace-character-count="114"/>
    <meta:generator>LibreOffice/5.1.5.2$Windows_x86 LibreOffice_project/7a864d8825610a8c07cfc3bc01dd4fce6a9447e5</meta:generator>
  </office:meta>
</office:document-meta>
</file>